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onospace" svg:font-family="Monospace" style:font-pitch="fixed"/>
    <style:font-face style:name="Arial1" svg:font-family="Arial" style:font-family-generic="swiss" style:font-pitch="fixed"/>
    <style:font-face style:name="Monospace1" svg:font-family="Monospace" style:font-family-generic="swiss" style:font-pitch="fixed"/>
    <style:font-face style:name="Monospace2" svg:font-family="Monospace"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title">
      <style:graphic-properties fo:min-height="2.751cm"/>
      <style:paragraph-properties style:writing-mode="lr-tb"/>
    </style:style>
    <style:style style:name="pr8" style:family="presentation" style:parent-style-name="Vivid1-outline1">
      <style:graphic-properties fo:min-height="9.751cm"/>
      <style:paragraph-properties style:writing-mode="lr-tb"/>
    </style:style>
    <style:style style:name="pr9" style:family="presentation" style:parent-style-name="Vivid1-notes">
      <style:graphic-properties draw:fill-color="#ffffff" fo:min-height="12.464cm"/>
      <style:paragraph-properties style:writing-mode="lr-tb"/>
    </style:style>
    <style:style style:name="pr10" style:family="presentation" style:parent-style-name="Vivid2-subtitle">
      <style:graphic-properties draw:fill-color="#ffffff" fo:min-height="12.191cm"/>
      <style:paragraph-properties style:writing-mode="lr-tb"/>
    </style:style>
    <style:style style:name="pr11"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margin-left="0cm" fo:margin-right="0cm" fo:margin-top="0cm" fo:margin-bottom="0.372cm" fo:text-indent="0cm"/>
    </style:style>
    <style:style style:name="P6" style:family="paragraph">
      <style:paragraph-properties style:writing-mode="lr-tb"/>
      <style:text-properties style:font-name="Monospace"/>
    </style:style>
    <style:style style:name="P7" style:family="paragraph">
      <loext:graphic-properties draw:fill-color="#ffffff"/>
      <style:paragraph-properties style:writing-mode="lr-tb"/>
    </style:style>
    <style:style style:name="P8" style:family="paragraph">
      <style:paragraph-properties style:writing-mode="lr-tb"/>
      <style:text-properties style:font-name="Monospace" fo:font-size="21pt" style:font-size-asian="21pt" style:font-size-complex="21pt"/>
    </style:style>
    <style:style style:name="P9" style:family="paragraph">
      <loext:graphic-properties draw:fill-color="#ffffff"/>
    </style:style>
    <style:style style:name="P10" style:family="paragraph">
      <style:text-properties style:font-name="Monospace" fo:font-size="20pt" style:font-size-asian="20pt" style:font-size-complex="20pt"/>
    </style:style>
    <style:style style:name="P11" style:family="paragraph">
      <loext:graphic-properties draw:fill-color="#ffffff"/>
      <style:paragraph-properties style:writing-mode="lr-tb"/>
      <style:text-properties fo:font-size="3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24pt" style:font-size-asian="24pt" style:font-size-complex="24pt"/>
    </style:style>
    <style:style style:name="T4" style:family="text">
      <style:text-properties style:font-name="Monospace" fo:font-size="21pt" style:font-size-asian="21pt" style:font-size-complex="21pt"/>
    </style:style>
    <style:style style:name="T5" style:family="text">
      <style:text-properties style:font-name="Monospace"/>
    </style:style>
    <style:style style:name="T6" style:family="text">
      <style:text-properties fo:font-style="italic" fo:background-color="#ffff00" style:font-style-asian="italic" style:font-style-complex="italic"/>
    </style:style>
    <style:style style:name="T7" style:family="text">
      <style:text-properties fo:font-style="normal" fo:background-color="transparent" style:font-style-asian="normal" style:font-style-complex="normal"/>
    </style:style>
    <style:style style:name="T8" style:family="text">
      <style:text-properties style:font-name="Monospace" fo:font-style="italic" style:font-style-asian="italic" style:font-style-complex="italic"/>
    </style:style>
    <style:style style:name="T9" style:family="text">
      <style:text-properties style:font-name="Monospace" fo:font-size="21pt" fo:font-style="italic" style:font-size-asian="21pt" style:font-style-asian="italic" style:font-size-complex="21pt" style:font-style-complex="italic"/>
    </style:style>
    <style:style style:name="T10" style:family="text">
      <style:text-properties style:font-name="Monospace" fo:font-size="21pt" fo:font-style="italic" fo:background-color="#ffff00" style:font-size-asian="21pt" style:font-style-asian="italic" style:font-size-complex="21pt" style:font-style-complex="italic"/>
    </style:style>
    <style:style style:name="T11" style:family="text">
      <style:text-properties style:font-name="Arial" fo:font-size="21pt" style:font-size-asian="21pt" style:font-size-complex="21pt"/>
    </style:style>
    <style:style style:name="T12" style:family="text">
      <style:text-properties style:font-name="Arial" fo:font-size="21pt" fo:font-style="italic" style:font-size-asian="21pt" style:font-style-asian="italic" style:font-size-complex="21pt" style:font-style-complex="italic"/>
    </style:style>
    <style:style style:name="T13"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Source Sans Pro1" fo:font-size="24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15" style:family="text">
      <style:text-properties style:font-name="Monospace" fo:font-size="17.2000007629395pt" style:font-size-asian="17.2000007629395pt" style:font-size-complex="17.2000007629395pt"/>
    </style:style>
    <style:style style:name="T16" style:family="text">
      <style:text-properties style:font-name="Monospace" fo:background-color="#ffff00"/>
    </style:style>
    <style:style style:name="T17" style:family="text">
      <style:text-properties style:use-window-font-color="true" loext:opacity="0%" style:text-outline="false" style:text-line-through-style="none" style:text-line-through-type="none" style:font-name="Source Sans Pro1" fo:font-size="24pt" fo:font-style="italic" fo:text-shadow="none" style:text-underline-style="none" fo:font-weight="normal" style:letter-kerning="true" fo:background-color="#ffff00"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Monospace" fo:font-size="16pt"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Monospace" fo:font-size="16pt" fo:font-style="italic" fo:text-shadow="none" style:text-underline-style="none" fo:font-weight="normal" style:letter-kerning="true" fo:background-color="#ffff00"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0" style:family="text">
      <style:text-properties style:font-name="Monospace" fo:font-size="20pt" fo:font-style="normal" style:font-size-asian="20pt" style:font-style-asian="normal" style:font-size-complex="20pt" style:font-style-complex="normal"/>
    </style:style>
    <style:style style:name="T21" style:family="text">
      <style:text-properties style:font-name="Monospace" fo:font-size="20pt" fo:font-style="normal" fo:background-color="#ffff00" style:font-size-asian="20pt" style:font-style-asian="normal" style:font-size-complex="20pt" style:font-style-complex="normal"/>
    </style:style>
    <style:style style:name="T22" style:family="text">
      <style:text-properties style:font-name="Arial" fo:font-size="20pt" style:font-size-asian="20pt" style:font-size-complex="20pt"/>
    </style:style>
    <style:style style:name="T23" style:family="text">
      <style:text-properties style:font-name="Arial" fo:font-size="20pt" fo:font-style="italic" style:font-size-asian="20pt" style:font-style-asian="italic" style:font-size-complex="20pt" style:font-style-complex="italic"/>
    </style:style>
    <style:style style:name="T24" style:family="text">
      <style:text-properties style:font-name="Arial" fo:font-size="20pt" fo:font-style="normal" style:font-size-asian="20pt" style:font-style-asian="normal" style:font-size-complex="20pt" style:font-style-complex="normal"/>
    </style:style>
    <style:style style:name="T25" style:family="text">
      <style:text-properties style:font-name="Monospac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draw:text-box>
            <text:p text:style-name="P1">Sesija</text:p>
          </draw:text-box>
        </draw:frame>
        <draw:frame presentation:style-name="pr2" draw:text-style-name="P2" draw:layer="layout" svg:width="25cm" svg:height="3.25cm" svg:x="1.25cm" svg:y="10.75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Model.py</text:p>
          </draw:text-box>
        </draw:frame>
        <draw:frame presentation:style-name="pr5" draw:text-style-name="P1" draw:layer="layout" svg:width="25.061cm" svg:height="9.716cm" svg:x="1.397cm" svg:y="4cm" presentation:class="outline" presentation:user-transformed="true">
          <draw:text-box>
            <text:list text:style-name="L2">
              <text:list-item>
                <text:p>Na prethodni primer sa predavanja dodana je datoteka model.py u kojoj se nalazi rijecnik sa podacima o artiklima</text:p>
              </text:list-item>
              <text:list-item>
                <text:p>Funkcija <text:span text:style-name="T1">display_article_checkbox() </text:span><text:span text:style-name="T2">sluzi za iscrtavanje arikala na ekran u vidu checkbox inputa, kako bi se mogli odabrati u kosaricu (basket.py)</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draw:text-box>
            <text:p>Articles.py</text:p>
          </draw:text-box>
        </draw:frame>
        <draw:frame presentation:style-name="pr8" draw:text-style-name="P6" draw:layer="layout" svg:width="25cm" svg:height="9.75cm" svg:x="1.5cm" svg:y="4cm" presentation:class="outline" presentation:user-transformed="true">
          <draw:text-box>
            <text:list text:style-name="L2">
              <text:list-item>
                <text:p text:style-name="P5"><text:span text:style-name="T3">Zahtjevom tipa „GET“, svi podaci koji se nalaze u rijecniku artikli, prikazu se na ekranu unutar forme (vidi kod nize).</text:span></text:p>
                <text:p><text:span text:style-name="T4"/></text:p>
                <text:p><text:span text:style-name="T4">print ('&lt;form action="" method="post"&gt;')</text:span></text:p>
                <text:list>
                  <text:list-header>
                    <text:p><text:span text:style-name="T5">for key, article in articles.items():</text:span></text:p>
                    <text:p><text:span text:style-name="T5">model.display_article_checkbox(key, article)</text:span></text:p>
                    <text:p><text:span text:style-name="T5">print ('&lt;input type="submit" value="Add"&gt;&lt;/form&gt;')</text:span></text:p>
                  </text:list-header>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7"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Articles.py</text:p>
          </draw:text-box>
        </draw:frame>
        <draw:frame presentation:style-name="pr8" draw:text-style-name="P8" draw:layer="layout" svg:width="25cm" svg:height="9.75cm" svg:x="1.5cm" svg:y="4cm" presentation:class="outline">
          <draw:text-box>
            <text:list text:style-name="L2">
              <text:list-header>
                <text:p><text:span text:style-name="T3">Zahtjevom tipa „POST“, salju se post parametri (varijabla params) u funkciju koja je zaduzena za dodavanje odabranih artikala u bazu podataka (vidi kod nize).</text:span></text:p>
                <text:p><text:span text:style-name="T4"/></text:p>
                <text:p><text:span text:style-name="T4">if (os.environ["REQUEST_METHOD"].upper() == "POST"):</text:span></text:p>
                <text:p><text:span text:style-name="T4"><text:s text:c="4"/></text:span><text:span text:style-name="T4">session.add_to_session(params)</text:span></text:p>
              </text:list-header>
            </text:list>
          </draw:text-box>
        </draw:frame>
        <presentation:notes draw:style-name="dp2" presentation:use-date-time-name="dtd1">
          <draw:page-thumbnail draw:style-name="gr1" draw:layer="layout" svg:width="12.292cm" svg:height="10.386cm" svg:x="4.352cm" svg:y="3.104cm" draw:page-number="4" presentation:class="page"/>
          <draw:frame presentation:style-name="pr9" draw:text-style-name="P7"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Session.py</text:p>
          </draw:text-box>
        </draw:frame>
        <draw:frame presentation:style-name="pr8" draw:text-style-name="P1" draw:layer="layout" svg:width="25cm" svg:height="9.75cm" svg:x="1.5cm" svg:y="4cm" presentation:class="outline">
          <draw:text-box>
            <text:list text:style-name="L2">
              <text:list-item>
                <text:p>funkcija <text:span text:style-name="T1">add_to_session(params) </text:span><text:span text:style-name="T2">je zaduzena za dodavanje novih artikala u kosaricu</text:span></text:p>
              </text:list-item>
              <text:list-item>
                <text:p><text:span text:style-name="T2">Kosarica se cuva na posluzitelju. Koncept koji se koristi je session (sjednica).</text:spa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9" draw:text-style-name="P7"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Session.py</text:p>
          </draw:text-box>
        </draw:frame>
        <draw:frame presentation:style-name="pr8" draw:text-style-name="P1" draw:layer="layout" svg:width="25cm" svg:height="9.75cm" svg:x="1.5cm" svg:y="4cm" presentation:class="outline">
          <draw:text-box>
            <text:list text:style-name="L2">
              <text:list-item>
                <text:p text:style-name="P5"><text:span text:style-name="T2">Pojednostavljeno receno sesija je skladiste podataka koje se nalazi na strani posluzitelja. Tehicka izvedba sesije podrazumjeva jedinistveni identifikator (najcesce hash) preko kojeg se podaci vezu za klijenta kojemu taj identifikator pripada.</text:span></text:p>
              </text:list-item>
              <text:list-item>
                <text:p text:style-name="P5"><text:span text:style-name="T2">U primjeru sa predavanja, sesija se cuva na posluzitelju u bazi podataka. Koristena je baza podataka koja dolazi sa skupom tehnologija XAMPP (Maria DB).</text:span></text:p>
              </text:list-item>
              <text:list-item>
                <text:p text:style-name="P5"><text:span text:style-name="T2">U primjeru sa predavanja jedinstveni identifikator je stupac session_id, koji je primarni kljuc u bazi podataka. U praksi je session_id hash (alfanumericki niz) i nikada se nece realizirati kao obicni integer zbog sigurnosnih problema.</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9" draw:text-style-name="P7"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placeholder="true">
          <draw:text-box/>
        </draw:frame>
        <draw:frame presentation:style-name="pr8" draw:text-style-name="P1" draw:layer="layout" svg:width="25cm" svg:height="9.75cm" svg:x="1.5cm" svg:y="4cm" presentation:class="outline">
          <draw:text-box>
            <text:list text:style-name="L2">
              <text:list-item>
                <text:p>Kako bi se session_id povezao sa klijentom za kojeg je sesija kreirana, koristi se cookie. Tocnije, posluzitelj u odgovoru kroz zaglavlje daje naredbu pregledniku da u sebe upise kolacic koji ima ime ‚session_id‘, a vrijednost mu je session_id. U primjeru sa predavanja session_id je stupac u <text:s/>tablici sessions. Taj stupac je ujedno i primarni kljuc. Na taj nacin se osigurala jedinstvenost podatka kojeg ce se ubaciti u cookie.</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9" draw:text-style-name="P7"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Session.py</text:p>
          </draw:text-box>
        </draw:frame>
        <draw:frame presentation:style-name="pr8" draw:text-style-name="P1" draw:layer="layout" svg:width="25cm" svg:height="9.75cm" svg:x="1.5cm" svg:y="4cm" presentation:class="outline" presentation:user-transformed="true">
          <draw:text-box>
            <text:list text:style-name="L2">
              <text:list-item>
                <text:p>Unutar funkcije <text:span text:style-name="T1">add_to_session()</text:span><text:span text:style-name="T2">, pozvana je funkcija </text:span><text:span text:style-name="T6">get_or_create_session_id()</text:span></text:p>
              </text:list-item>
              <text:list-item>
                <text:p><text:span text:style-name="T7">Drugi dio funkcije je zaduzen za kreiranje kolacica ‚session_id‘. On ne postoji u zahtjevu. Funkcija create_session se nalazi u datoteci db i opisana je u nastavku.</text:span></text:p>
                <text:p><text:span text:style-name="T8">i</text:span><text:span text:style-name="T9">f session_id is None:</text:span></text:p>
                <text:list>
                  <text:list-header>
                    <text:p><text:span text:style-name="T9">session_id = db.</text:span><text:span text:style-name="T10">create_session()</text:span></text:p>
                    <text:p><text:span text:style-name="T9">cookies_object = cookies.SimpleCookie()</text:span></text:p>
                    <text:p><text:span text:style-name="T9">cookies_object["session_id"] = session_id</text:span></text:p>
                    <text:p><text:span text:style-name="T9">print (cookies_object.output())</text:span></text:p>
                  </text:list-header>
                </text:list>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9" draw:text-style-name="P7"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db.py</text:p>
          </draw:text-box>
        </draw:frame>
        <draw:frame presentation:style-name="pr8" draw:text-style-name="P1" draw:layer="layout" svg:width="25cm" svg:height="9.75cm" svg:x="1.5cm" svg:y="4cm" presentation:class="outline" presentation:user-transformed="true">
          <draw:text-box>
            <text:list text:style-name="L2">
              <text:list-item>
                <text:p>Prije opisa spremanja sesije u bazu podataka potrebno je odabrati „third party“ paket koji ce sluziti kao konektor za komunikaciju python koda i baze podataka. Na repozitoriju Pypi (<text:a xlink:href="https://pypi.org/" xlink:type="simple">https://pypi.org/</text:a>) nalaze se razliciti paketi otvorenog koda, za rad sa programskim jezikom python. U primjeru sa predavanja, za komunikaciju koda sa bazom podataka, odabran je konektor iz vanjskog pyhton paketa (mysql.connector). Kako bi ga se moglo koristiti, potrebno ga je „skinuti“ sa repozitorija naredbom <text:span text:style-name="T1">pip install ime_odabranog_konektora</text:span></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9" draw:text-style-name="P7"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placeholder="true">
          <draw:text-box/>
        </draw:frame>
        <draw:frame presentation:style-name="pr8" draw:text-style-name="P1" draw:layer="layout" svg:width="25cm" svg:height="9.75cm" svg:x="1.5cm" svg:y="4cm" presentation:class="outline" presentation:user-transformed="true">
          <draw:text-box>
            <text:list text:style-name="L2">
              <text:list-item>
                <text:p>Na linku nize, mogu se pronaci upute za koristenja konektora za bazu podataka, koji se koristio u primjeru sa predavanja. https://dev.mysql.com/doc/connector-python/en/connector-python-examples.html </text:p>
              </text:list-item>
              <text:list-item>
                <text:p>Funkcija <text:span text:style-name="T1">get_DB_connection</text:span><text:span text:style-name="T2"> je zaduzena za konekciju na bazu podataka. Potrebno je definirati named parametre </text:span><text:span text:style-name="T1">host</text:span><text:span text:style-name="T2">, </text:span><text:span text:style-name="T1">user</text:span><text:span text:style-name="T2">, </text:span><text:span text:style-name="T1">password</text:span><text:span text:style-name="T2"> i </text:span><text:span text:style-name="T1">database</text:span><text:span text:style-name="T2">. </text:span></text:p>
                <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9" draw:text-style-name="P7"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7" draw:text-style-name="P1" draw:layer="layout" svg:width="25cm" svg:height="2.75cm" svg:x="1.5cm" svg:y="0.25cm" presentation:class="title" presentation:user-transformed="true">
          <draw:text-box>
            <text:p>db.py</text:p>
          </draw:text-box>
        </draw:frame>
        <draw:frame presentation:style-name="pr8" draw:text-style-name="P8" draw:layer="layout" svg:width="25cm" svg:height="9.75cm" svg:x="1.5cm" svg:y="4cm" presentation:class="outline" presentation:user-transformed="true">
          <draw:text-box>
            <text:list text:style-name="L2">
              <text:list-header>
                <text:p><text:span text:style-name="T11">U primjeru sa predavanja u rijecniku db_conf je definirana konfiguracija za spajanje na bazu podataka putem konektora. </text:span><text:span text:style-name="T12">Host</text:span><text:span text:style-name="T11"> i </text:span><text:span text:style-name="T12">db_name</text:span><text:span text:style-name="T11"> su jasni sami po sebi, a za </text:span><text:span text:style-name="T12">user</text:span><text:span text:style-name="T11"> i </text:span><text:span text:style-name="T12">password</text:span><text:span text:style-name="T11"> su uzete defaultne vrijednosti koje se koriste za spajanje na bazu <text:s/>mySQL bazu podataka.</text:span></text:p>
                <text:p><text:span text:style-name="T4"/></text:p>
                <text:p><text:span text:style-name="T4"/></text:p>
                <text:p><text:span text:style-name="T4">db_conf = {</text:span></text:p>
                <text:p><text:span text:style-name="T4">"host":"localhost",</text:span></text:p>
                <text:p><text:span text:style-name="T4">"db_name": "ducan",</text:span></text:p>
                <text:p><text:span text:style-name="T4">"user":"root",</text:span></text:p>
                <text:p><text:span text:style-name="T4">"passwd":""</text:span></text:p>
                <text:p><text:span text:style-name="T4">}</text:span></text:p>
              </text:list-header>
            </text:list>
          </draw:text-box>
        </draw:frame>
        <presentation:notes draw:style-name="dp2" presentation:use-date-time-name="dtd1">
          <draw:page-thumbnail draw:style-name="gr1" draw:layer="layout" svg:width="12.292cm" svg:height="10.386cm" svg:x="4.352cm" svg:y="3.104cm" draw:page-number="11" presentation:class="page"/>
          <draw:frame presentation:style-name="pr9" draw:text-style-name="P7"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7" draw:layer="layout" svg:width="25cm" svg:height="2.75cm" svg:x="1.5cm" svg:y="0.25cm" presentation:class="title" presentation:placeholder="true">
          <draw:text-box/>
        </draw:frame>
        <draw:frame presentation:style-name="pr8" draw:layer="layout" svg:width="25cm" svg:height="9.75cm" svg:x="1.5cm" svg:y="4cm" presentation:class="outline">
          <draw:text-box>
            <text:list text:style-name="L2">
              <text:list-item>
                <text:p>Funkcija <text:span text:style-name="T1">create_session()</text:span></text:p>
              </text:list-item>
              <text:list-item>
                <text:p><text:span text:style-name="T13">U ovoj funkciji se kreira sesija. </text:span><text:span text:style-name="T2">Ideja je kreirati prazno skladiste na posluziteljskoj strani i vezati ga uz jedinstveni identifikator. </text:span></text:p>
              </text:list-item>
              <text:list-item>
                <text:p><text:span text:style-name="T13">U primjeru sa predavanja jedinstveni identifikator skladista je stupac</text:span><text:span text:style-name="T14"> session_id (</text:span><text:span text:style-name="T2">trebao bi biti hash, a u primjeru sa predavanja je obicni integer</text:span><text:span text:style-name="T1">)</text:span><text:span text:style-name="T2">, a podaci koji se zele sacuvati nalaze se u stupcu </text:span><text:span text:style-name="T1">data. </text:span></text:p>
              </text:list-item>
              <text:list-item>
                <text:p><text:span text:style-name="T2">Podatke smo, u ovom slucaju, odlucili sacuvati u JSON notaciji. MySQL nema opciju definiranja stupca u JSON notaciji, pa ce se stupac data definira kao tekst. </text:span></text:p>
              </text:list-item>
              <text:list-item>
                <text:p>U python kodu ce se voditi racuna o tome da se podaci formiraju u JSON notaciji. Za to je koristen paket json i pripadajuce funkcije <text:span text:style-name="T1">json.dumps()</text:span> i <text:span text:style-name="T1">json.loads()</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9" draw:text-style-name="P9"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7" draw:layer="layout" svg:width="25cm" svg:height="2.75cm" svg:x="1.5cm" svg:y="0.25cm" presentation:class="title" presentation:placeholder="true">
          <draw:text-box/>
        </draw:frame>
        <draw:frame presentation:style-name="pr8" draw:layer="layout" svg:width="25cm" svg:height="9.75cm" svg:x="1.5cm" svg:y="4cm" presentation:class="outline" presentation:user-transformed="true">
          <draw:text-box>
            <text:list text:style-name="L2">
              <text:list-item>
                <text:p>Ostatak <text:span text:style-name="T1">create_session()</text:span> funkcije odnosi se na rad sa mysql.connector paketom. Kod funkcije nalaze se nize. Primjetiti kako je vrijednost varijable values kolekcija, a ne jedna varijabla.<text:line-break/>def create_session():</text:p>
                <text:p><text:span text:style-name="T15">query = "INSERT INTO sessions (data) VALUES (%s)"</text:span></text:p>
                <text:list>
                  <text:list-header>
                    <text:p><text:span text:style-name="T16">values = (json.dumps({}),)</text:span></text:p>
                    <text:p><text:span text:style-name="T5">mydb = get_DB_connection()</text:span></text:p>
                    <text:p><text:span text:style-name="T5">cursor = mydb.cursor()</text:span></text:p>
                    <text:p><text:span text:style-name="T5">cursor.execute(query, values)</text:span></text:p>
                    <text:p><text:span text:style-name="T5">mydb.commit()</text:span></text:p>
                    <text:p><text:span text:style-name="T5">return cursor.lastrowid </text:span></text:p>
                  </text:list-header>
                </text:list>
                <text:p/>
                <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9" draw:text-style-name="P9"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7" draw:layer="layout" svg:width="25cm" svg:height="2.75cm" svg:x="1.5cm" svg:y="0.25cm" presentation:class="title" presentation:placeholder="true">
          <draw:text-box/>
        </draw:frame>
        <draw:frame presentation:style-name="pr8" draw:layer="layout" svg:width="25cm" svg:height="9.75cm" svg:x="1.5cm" svg:y="4cm" presentation:class="outline" presentation:user-transformed="true">
          <draw:text-box>
            <text:list text:style-name="L2">
              <text:list-item>
                <text:p text:style-name="P5"><text:span text:style-name="T13">Vratimo se na prvi dio izvedbe funkcije </text:span><text:span text:style-name="T17">get_or_create_session_id()</text:span></text:p>
              </text:list-item>
              <text:list-item>
                <text:p text:style-name="P5"><text:span text:style-name="T13">Radi se provjera postoji li u zahtjevu klijenta kolacic session_id. Za to je koristen ternarni operator.</text:span></text:p>
                <text:p text:style-name="P5"><text:span text:style-name="T14"/></text:p>
                <text:p text:style-name="P5"><text:span text:style-name="T18">http_cookies_str = os.environ.get('HTTP_COOKIE', '')</text:span></text:p>
                <text:p text:style-name="P5"><text:span text:style-name="T18"><text:s text:c="4"/></text:span><text:span text:style-name="T18">get_all_cookies_object = cookies.SimpleCookie(http_cookies_str)</text:span></text:p>
                <text:p text:style-name="P5"><text:span text:style-name="T18"><text:s text:c="4"/></text:span><text:span text:style-name="T18">session_id = get_all_cookies_object.get("session_id").value </text:span><text:span text:style-name="T19">if</text:span><text:span text:style-name="T18"> get_all_cookies_object.get("session_id") </text:span><text:span text:style-name="T19">else</text:span><text:span text:style-name="T18"> None</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9" draw:text-style-name="P9"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7" draw:layer="layout" svg:width="25cm" svg:height="2.75cm" svg:x="1.5cm" svg:y="0.25cm" presentation:class="title" presentation:placeholder="true">
          <draw:text-box/>
        </draw:frame>
        <draw:frame presentation:style-name="pr8" draw:layer="layout" svg:width="25cm" svg:height="9.75cm" svg:x="1.5cm" svg:y="4cm" presentation:class="outline" presentation:user-transformed="true">
          <draw:text-box>
            <text:list text:style-name="L2">
              <text:list-item>
                <text:p text:style-name="P5"><text:span text:style-name="T1">Opis funkcije add_to_session(params)</text:span></text:p>
              </text:list-item>
              <text:list-item>
                <text:p text:style-name="P5"><text:span text:style-name="T2">Ideja je iz post parametara izvuci </text:span><text:span text:style-name="T1">id</text:span><text:span text:style-name="T2"> artikla i spremiti ga u bazu podataka u stupac data. Stupac data je obicni tekst, a zeli ga se izgraditi u obliku json-a. Buduci da se zeli realizirati kosarica, pored id-a artikla u pocetku ce se dodati kolicina ‚1‘, te ce se svakim naknadnim dodavanjem u kosaricu taj broj uvecati za 1.</text:span></text:p>
                <text:p text:style-name="P5"><text:span text:style-name="T20">for article_id in params.keys():</text:span></text:p>
                <text:p text:style-name="P5"><text:span text:style-name="T20"><text:s text:c="8"/></text:span><text:span text:style-name="T20">data[article_id] = </text:span><text:span text:style-name="T21">data.get(article_id, 0) + 1</text:span></text:p>
                <text:p text:style-name="P5"><text:span text:style-name="T2"/></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9" draw:text-style-name="P9"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7" draw:layer="layout" svg:width="25cm" svg:height="2.75cm" svg:x="1.5cm" svg:y="0.25cm" presentation:class="title" presentation:placeholder="true">
          <draw:text-box/>
        </draw:frame>
        <draw:frame presentation:style-name="pr8" draw:text-style-name="P10" draw:layer="layout" svg:width="25cm" svg:height="9.75cm" svg:x="1.5cm" svg:y="4cm" presentation:class="outline" presentation:user-transformed="true">
          <draw:text-box>
            <text:list text:style-name="L2">
              <text:list-header>
                <text:p text:style-name="P10"><text:span text:style-name="T22">Kako bi se promjene aplicirale na bazu podataka, posebno je napravljena funkcija </text:span><text:span text:style-name="T23">replace_session(). </text:span><text:span text:style-name="T24">Osvjeziti ce se podaci za pripadajucu sesiju, pa je potrebno osim novih podataka poslati i session_id.</text:span></text:p>
                <text:p text:style-name="P10"><text:span text:style-name="T25"><text:s text:c="4"/></text:span><text:span text:style-name="T25">db.replace_session(session_id, data)</text:span></text:p>
              </text:list-header>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9" draw:text-style-name="P9" draw:layer="layout" svg:width="15.199cm" svg:height="12.464cm" svg:x="2.9cm" svg:y="14.157cm" presentation:class="notes" presentation:placeholder="true">
            <draw:text-box/>
          </draw:frame>
        </presentation:notes>
      </draw:page>
      <draw:page draw:name="page17" draw:style-name="dp3" draw:master-page-name="Vivid2" presentation:presentation-page-layout-name="AL3T32" presentation:use-date-time-name="dtd1">
        <office:forms form:automatic-focus="false" form:apply-design-mode="false"/>
        <draw:frame presentation:style-name="pr10" draw:text-style-name="P11" draw:layer="layout" svg:width="25.199cm" svg:height="12.191cm" svg:x="1.397cm" svg:y="1.752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7" presentation:class="page"/>
          <draw:frame presentation:style-name="pr11"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onospace" svg:font-family="Monospace" style:font-pitch="fixed"/>
    <style:font-face style:name="Arial1" svg:font-family="Arial" style:font-family-generic="swiss" style:font-pitch="fixed"/>
    <style:font-face style:name="Monospace1" svg:font-family="Monospace" style:font-family-generic="swiss" style:font-pitch="fixed"/>
    <style:font-face style:name="Monospace2" svg:font-family="Monospace"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8T17:32:47.005000000</meta:creation-date>
    <meta:editing-duration>PT25M32S</meta:editing-duration>
    <meta:editing-cycles>7</meta:editing-cycles>
    <meta:generator>LibreOffice/7.0.4.2$Windows_X86_64 LibreOffice_project/dcf040e67528d9187c66b2379df5ea4407429775</meta:generator>
    <dc:title>Vivid</dc:title>
    <dc:date>2022-03-29T13:29:39.276000000</dc:date>
    <meta:document-statistic meta:object-count="111"/>
  </office:meta>
</office:document-meta>
</file>